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>
            <text:p>campus</text:p>
          </table:table-cell>
          <table:table-cell office:value-type="string">
            <text:p>status</text:p>
          </table:table-cell>
          <table:table-cell office:value-type="string">
            <text:p>below100</text:p>
          </table:table-cell>
          <table:table-cell office:value-type="string">
            <text:p>b100percent</text:p>
          </table:table-cell>
          <table:table-cell office:value-type="string">
            <text:p>above100</text:p>
          </table:table-cell>
          <table:table-cell office:value-type="string">
            <text:p>a100percent</text:p>
          </table:table-cell>
          <table:table-cell office:value-type="string">
            <text:p>total</text:p>
          </table:table-cell>
          <table:table-cell office:value-type="string">
            <text:p>totpercent</text:p>
          </table:table-cell>
        </table:table-row>
        <table:table-row table:style-name="ro1">
          <table:table-cell office:value-type="string">
            <text:p>Cascade</text:p>
          </table:table-cell>
          <table:table-cell office:value-type="string">
            <text:p>Full-Time</text:p>
          </table:table-cell>
          <table:table-cell office:value-type="float" office:value="16">
            <text:p>16</text:p>
          </table:table-cell>
          <table:table-cell table:formula="of:=[.C2]/[.C$4]" office:value-type="float" office:value="0.271186440677966">
            <text:p>0.2711864407</text:p>
          </table:table-cell>
          <table:table-cell office:value-type="float" office:value="11">
            <text:p>11</text:p>
          </table:table-cell>
          <table:table-cell table:formula="of:=[.E2]/[.E$4]" office:value-type="float" office:value="0.423076923076923">
            <text:p>0.4230769231</text:p>
          </table:table-cell>
          <table:table-cell table:formula="of:=[.E2]+[.C2]" office:value-type="float" office:value="27">
            <text:p>27</text:p>
          </table:table-cell>
          <table:table-cell table:formula="of:=[.G2]/[.G$4]" office:value-type="float" office:value="0.317647058823529">
            <text:p>0.3176470588</text:p>
          </table:table-cell>
        </table:table-row>
        <table:table-row table:style-name="ro1">
          <table:table-cell/>
          <table:table-cell office:value-type="string">
            <text:p>Part-Time</text:p>
          </table:table-cell>
          <table:table-cell office:value-type="float" office:value="43">
            <text:p>43</text:p>
          </table:table-cell>
          <table:table-cell table:formula="of:=[.C3]/[.C$4]" office:value-type="float" office:value="0.728813559322034">
            <text:p>0.7288135593</text:p>
          </table:table-cell>
          <table:table-cell office:value-type="float" office:value="15">
            <text:p>15</text:p>
          </table:table-cell>
          <table:table-cell table:formula="of:=[.E3]/[.E$4]" office:value-type="float" office:value="0.576923076923077">
            <text:p>0.5769230769</text:p>
          </table:table-cell>
          <table:table-cell table:formula="of:=[.E3]+[.C3]" office:value-type="float" office:value="58">
            <text:p>58</text:p>
          </table:table-cell>
          <table:table-cell table:formula="of:=[.G3]/[.G$4]" office:value-type="float" office:value="0.682352941176471">
            <text:p>0.6823529412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table:formula="of:=[.C2]+[.C3]" office:value-type="float" office:value="59">
            <text:p>59</text:p>
          </table:table-cell>
          <table:table-cell/>
          <table:table-cell table:formula="of:=[.E2]+[.E3]" office:value-type="float" office:value="26">
            <text:p>26</text:p>
          </table:table-cell>
          <table:table-cell/>
          <table:table-cell table:formula="of:=[.G2]+[.G3]" office:value-type="float" office:value="85">
            <text:p>85</text:p>
          </table:table-cell>
          <table:table-cell/>
        </table:table-row>
        <table:table-row table:style-name="ro1">
          <table:table-cell office:value-type="string">
            <text:p>Sylvania</text:p>
          </table:table-cell>
          <table:table-cell office:value-type="string">
            <text:p>Full-Time</text:p>
          </table:table-cell>
          <table:table-cell office:value-type="float" office:value="21">
            <text:p>21</text:p>
          </table:table-cell>
          <table:table-cell table:formula="of:=[.C5]/[.C$7]" office:value-type="float" office:value="0.253012048192771">
            <text:p>0.2530120482</text:p>
          </table:table-cell>
          <table:table-cell office:value-type="float" office:value="31">
            <text:p>31</text:p>
          </table:table-cell>
          <table:table-cell table:formula="of:=[.E5]/[.E$7]" office:value-type="float" office:value="0.584905660377358">
            <text:p>0.5849056604</text:p>
          </table:table-cell>
          <table:table-cell table:formula="of:=[.E5]+[.C5]" office:value-type="float" office:value="52">
            <text:p>52</text:p>
          </table:table-cell>
          <table:table-cell table:formula="of:=[.G5]/[.G$7]" office:value-type="float" office:value="0.382352941176471">
            <text:p>0.3823529412</text:p>
          </table:table-cell>
        </table:table-row>
        <table:table-row table:style-name="ro1">
          <table:table-cell/>
          <table:table-cell office:value-type="string">
            <text:p>Part-Time</text:p>
          </table:table-cell>
          <table:table-cell office:value-type="float" office:value="62">
            <text:p>62</text:p>
          </table:table-cell>
          <table:table-cell table:formula="of:=[.C6]/[.C$7]" office:value-type="float" office:value="0.746987951807229">
            <text:p>0.7469879518</text:p>
          </table:table-cell>
          <table:table-cell office:value-type="float" office:value="22">
            <text:p>22</text:p>
          </table:table-cell>
          <table:table-cell table:formula="of:=[.E6]/[.E$7]" office:value-type="float" office:value="0.415094339622642">
            <text:p>0.4150943396</text:p>
          </table:table-cell>
          <table:table-cell table:formula="of:=[.E6]+[.C6]" office:value-type="float" office:value="84">
            <text:p>84</text:p>
          </table:table-cell>
          <table:table-cell table:formula="of:=[.G6]/[.G$7]" office:value-type="float" office:value="0.617647058823529">
            <text:p>0.6176470588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table:formula="of:=[.C5]+[.C6]" office:value-type="float" office:value="83">
            <text:p>83</text:p>
          </table:table-cell>
          <table:table-cell/>
          <table:table-cell table:formula="of:=[.E5]+[.E6]" office:value-type="float" office:value="53">
            <text:p>53</text:p>
          </table:table-cell>
          <table:table-cell/>
          <table:table-cell table:formula="of:=[.G5]+[.G6]" office:value-type="float" office:value="136">
            <text:p>136</text:p>
          </table:table-cell>
          <table:table-cell/>
        </table:table-row>
        <table:table-row table:style-name="ro1">
          <table:table-cell office:value-type="string">
            <text:p>Rock Creek</text:p>
          </table:table-cell>
          <table:table-cell office:value-type="string">
            <text:p>Full-Time</text:p>
          </table:table-cell>
          <table:table-cell office:value-type="float" office:value="12">
            <text:p>12</text:p>
          </table:table-cell>
          <table:table-cell table:formula="of:=[.C8]/[.C$10]" office:value-type="float" office:value="0.146341463414634">
            <text:p>0.1463414634</text:p>
          </table:table-cell>
          <table:table-cell office:value-type="float" office:value="21">
            <text:p>21</text:p>
          </table:table-cell>
          <table:table-cell table:formula="of:=[.E8]/[.E$10]" office:value-type="float" office:value="0.428571428571429">
            <text:p>0.4285714286</text:p>
          </table:table-cell>
          <table:table-cell table:formula="of:=[.E8]+[.C8]" office:value-type="float" office:value="33">
            <text:p>33</text:p>
          </table:table-cell>
          <table:table-cell table:formula="of:=[.G8]/[.G$10]" office:value-type="float" office:value="0.251908396946565">
            <text:p>0.2519083969</text:p>
          </table:table-cell>
        </table:table-row>
        <table:table-row table:style-name="ro1">
          <table:table-cell/>
          <table:table-cell office:value-type="string">
            <text:p>Part-Time</text:p>
          </table:table-cell>
          <table:table-cell office:value-type="float" office:value="70">
            <text:p>70</text:p>
          </table:table-cell>
          <table:table-cell table:formula="of:=[.C9]/[.C$10]" office:value-type="float" office:value="0.853658536585366">
            <text:p>0.8536585366</text:p>
          </table:table-cell>
          <table:table-cell office:value-type="float" office:value="28">
            <text:p>28</text:p>
          </table:table-cell>
          <table:table-cell table:formula="of:=[.E9]/[.E$10]" office:value-type="float" office:value="0.571428571428571">
            <text:p>0.5714285714</text:p>
          </table:table-cell>
          <table:table-cell table:formula="of:=[.E9]+[.C9]" office:value-type="float" office:value="98">
            <text:p>98</text:p>
          </table:table-cell>
          <table:table-cell table:formula="of:=[.G9]/[.G$10]" office:value-type="float" office:value="0.748091603053435">
            <text:p>0.7480916031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table:formula="of:=[.C8]+[.C9]" office:value-type="float" office:value="82">
            <text:p>82</text:p>
          </table:table-cell>
          <table:table-cell/>
          <table:table-cell table:formula="of:=[.E8]+[.E9]" office:value-type="float" office:value="49">
            <text:p>49</text:p>
          </table:table-cell>
          <table:table-cell/>
          <table:table-cell table:formula="of:=[.G8]+[.G9]" office:value-type="float" office:value="131">
            <text:p>131</text:p>
          </table:table-cell>
          <table:table-cell/>
        </table:table-row>
        <table:table-row table:style-name="ro1">
          <table:table-cell office:value-type="string">
            <text:p>South East</text:p>
          </table:table-cell>
          <table:table-cell office:value-type="string">
            <text:p>Full-Time</text:p>
          </table:table-cell>
          <table:table-cell office:value-type="float" office:value="8">
            <text:p>8</text:p>
          </table:table-cell>
          <table:table-cell table:formula="of:=[.C11]/[.C$13]" office:value-type="float" office:value="0.210526315789474">
            <text:p>0.2105263158</text:p>
          </table:table-cell>
          <table:table-cell office:value-type="float" office:value="3">
            <text:p>3</text:p>
          </table:table-cell>
          <table:table-cell table:formula="of:=[.E11]/[.E$13]" office:value-type="float" office:value="0.272727272727273">
            <text:p>0.2727272727</text:p>
          </table:table-cell>
          <table:table-cell table:formula="of:=[.E11]+[.C11]" office:value-type="float" office:value="11">
            <text:p>11</text:p>
          </table:table-cell>
          <table:table-cell table:formula="of:=[.G11]/[.G$13]" office:value-type="float" office:value="0.224489795918367">
            <text:p>0.2244897959</text:p>
          </table:table-cell>
        </table:table-row>
        <table:table-row table:style-name="ro1">
          <table:table-cell/>
          <table:table-cell office:value-type="string">
            <text:p>Part-Time</text:p>
          </table:table-cell>
          <table:table-cell office:value-type="float" office:value="30">
            <text:p>30</text:p>
          </table:table-cell>
          <table:table-cell table:formula="of:=[.C12]/[.C$13]" office:value-type="float" office:value="0.789473684210526">
            <text:p>0.7894736842</text:p>
          </table:table-cell>
          <table:table-cell office:value-type="float" office:value="8">
            <text:p>8</text:p>
          </table:table-cell>
          <table:table-cell table:formula="of:=[.E12]/[.E$13]" office:value-type="float" office:value="0.727272727272727">
            <text:p>0.7272727273</text:p>
          </table:table-cell>
          <table:table-cell table:formula="of:=[.E12]+[.C12]" office:value-type="float" office:value="38">
            <text:p>38</text:p>
          </table:table-cell>
          <table:table-cell table:formula="of:=[.G12]/[.G$13]" office:value-type="float" office:value="0.775510204081633">
            <text:p>0.7755102041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table:formula="of:=[.C11]+[.C12]" office:value-type="float" office:value="38">
            <text:p>38</text:p>
          </table:table-cell>
          <table:table-cell/>
          <table:table-cell table:formula="of:=[.E11]+[.E12]" office:value-type="float" office:value="11">
            <text:p>11</text:p>
          </table:table-cell>
          <table:table-cell/>
          <table:table-cell table:formula="of:=[.G11]+[.G12]" office:value-type="float" office:value="49">
            <text:p>49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2" table:number-rows-repeated="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3-12-12T10:52:26</dc:date>
    <dc:creator>Chris Hughes</dc:creator>
    <meta:editing-duration>PT2M42S</meta:editing-duration>
    <meta:editing-cycles>9</meta:editing-cycles>
    <meta:document-statistic meta:table-count="1" meta:cell-count="84" meta:object-count="0"/>
  </office:meta>
</office:document-meta>
</file>